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1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5</text:p>
      <text:p text:style-name="P5">Number of Sheets<text:tab/><text:tab/><text:tab/><text:tab/>25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 Aben Ezra, Moses, Rashi, Jochebed</text:p>
      <text:p text:style-name="P5">Additional Places mentioned: France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Moses, Ezekiel, &amp; Rabbenu Tam/</text:p>
      <text:p text:style-name="P2"/>
      <text:p text:style-name="P3">[Page 1]</text:p>
      <text:p text:style-name="P3">Ladies and Gentlemen. <text:s/>My lecture will not be/ consecutive, but miscellaneous. <text:s/>Perhaps it will prove/ less <text:span text:style-name="T1">fatiguing</text:span><text:span text:style-name="T4"> of a strain to the listeners, and </text:span><text:span text:style-name="T1">much</text:span><text:span text:style-name="T4"> easier to the/ speaker. <text:s/>I confess that were I to follow the whole/ bent of my mind, I would let my talk this evening/ be altogether a sequel to another talk which I gave two win-/-ters ago. <text:s/>I hold that the venerable books entrusted/ to our safe-keeping, and </text:span><text:span text:style-name="T1">the</text:span><text:span text:style-name="T4"> principally the Pentateuch,/ ought closely to engage the attention of a "Young Men's/ Hebrew Association." <text:s/>Surely, I do not offend by saying/ that a</text:span><text:span text:style-name="T1">n indescribable perplexing</text:span><text:span text:style-name="T4"> bewildering confusion of ideas exists among Jews/ in general, </text:span><text:span text:style-name="T1">about</text:span><text:span text:style-name="T4"> touching a subject which, above all others, should/ be perfectly clear to the understanding. <text:s/>The/ notions entertained concerning the writings which/ </text:span><text:span text:style-name="T5">Christians</text:span><text:span text:style-name="T6"> have variously called by way of eminence/ the "Bible," the "Scriptures" and "Holy Writ," and which/ among our </text:span><text:span text:style-name="T2">people</text:span><text:span text:style-name="T6"> Rabbis go under the generic name of/ "Mikr</text:span><text:span text:style-name="T7">á</text:span><text:span text:style-name="T9">" or reading </text:span><text:span text:style-name="T10">par excellence</text:span><text:span text:style-name="T9">, are most/ extravagant. <text:s/>With some they are so through/ an inconsiderate pietism with others by reason/ of </text:span><text:span text:style-name="T3">inveterate</text:span><text:span text:style-name="T9"> deep rooted misapprehensions./</text:span></text:p>
      <text:p text:style-name="P6"/>
      <text:p text:style-name="P6">[Page 2]</text:p>
      <text:p text:style-name="P3"><text:span text:style-name="T9">Ask one and you will be told that the five books/ of the Law, the eight of the Prophets, and the eleven/ of the Hagiographa, as the Mikra was singularly/ divided by the Talmudists, claim with equal right/ the title of "God's word". <text:s/>Inquire of another, and/ you will hear that nothing in those twenty four/ </text:span><text:soft-page-break/><text:span text:style-name="T9">volumes--the famous </text:span><text:span text:style-name="T10">Arbang</text:span><text:span text:style-name="T8">á</text:span><text:span text:style-name="T10"> Vengesrim</text:span><text:span text:style-name="T9"> [Hebrew]--was given/ by superhuman agency. <text:s/>A radical fault in/ both; but the fault did not originate with us, Israel-/ites. <text:s/>It is largely due to surroundings, which will un-/-avoidably affect even the most </text:span><text:span text:style-name="T3">thoughtful</text:span><text:span text:style-name="T9"> independent thinkers./ <text:s/>I can recall an informal meeting which I attended, by/ special request, at the house of a clergyman not of/ our faith. <text:s/>That minister contended that the Bible/ is a book whose authorship must wholly be ascribed to/ a Supreme Power, </text:span><text:span text:style-name="T3">that</text:span><text:span text:style-name="T9"> which dictated it verbally. <text:s/>The/ good Christian appealed to me for a confirmation of/ his position, and he seemed greatly disconcerted/ at my dissenting. <text:s/>I argued however that my reason/ and the knowledge I possess of the views entertained/ by the Sages of my people, forbid my acceptance/ of the doctrine inculcated by the Nazarene Church./</text:span></text:p>
      <text:p text:style-name="P6"/>
      <text:p text:style-name="P6">[Page 3]</text:p>
      <text:p text:style-name="P3"><text:span text:style-name="T9">My reason could see nothing heavenly in the mere/ narrative of events, some of which are obviously of a revolting/ character, as the dethroning of kings by atrocious/ means, or the bloody schemes of crowned rulers against/ their subjects. <text:s/>Again: my knowledge showed me/ that the </text:span><text:span text:style-name="T10">sentiments</text:span><text:span text:style-name="T9"> underlying </text:span><text:span text:style-name="T3">the teachings of the</text:span><text:span text:style-name="T9"> Bible teachings disclose a/ celestial inspiration to a degree incalculably vast,/ but that the language in which those sentiments/ were couched, proceeded from the author's impassioned/ eloquence, or from his moderate fluency of speech./--a verity imparted by the Rabbis who assert that/ our prophets differed optionally in their phraseology,/ [Hebrew]. <text:s/>In contrast/ with the credulousness of my clerical friend in/ Philadelphia, are the utterances of a prominent mi-/-nister of the Anglican Church in New York. <text:s/>He/ lately scandalized all believers, by placing the/ Bible on parallel ground with works of human genius,/ and by delivering to each of us a pair of censor's shears/ to cut away unsparingly whatever does not/ rise up to the </text:span><text:span text:style-name="T10">modern</text:span><text:span text:style-name="T9"> standard of social propriety./</text:span></text:p>
      <text:p text:style-name="P6"/>
      <text:p text:style-name="P6">[Page 4]</text:p>
      <text:p text:style-name="P3"><text:span text:style-name="T9">What is then the Orthodox--I use the word in its/ primitive sense, namely the </text:span><text:span text:style-name="T3">of</text:span><text:span text:style-name="T9"> right opinion--what/ is the orthodox belief in the premises? <text:s/>I answer;/ the </text:span><text:span text:style-name="T10">Torah</text:span><text:span text:style-name="T9"> is an emanation divine. <text:s/>Let me be/ very explicit. <text:s/>The legislative code of the five/ books must be accepted as an oral imparting of/ a Supreme Power. <text:s/>I shall not attempt to ex-/-plain that spiritual phenomenon, any more than/ I would undertake to make clear to your under-/-standing the invisible </text:span><text:span text:style-name="T3">force</text:span><text:span text:style-name="T9"> power within my mind by which I am enabled/ now to shape my thoughts into intelligible words./ <text:s/>Suffice </text:span><text:span text:style-name="T3">to me</text:span><text:span text:style-name="T9"> that to me a denial of that doctrine is/ heterodoxy, because it nullifies the obligatoriness/ of the commandments. <text:s/>If Moses did not tran-/-smit the message with faithful precision, his/ delegation, however healthful in its tendency, cannot/ possess a binding force. <text:s/>The moral tenets and/ those which regulate </text:span><text:span text:style-name="T3">civilized</text:span><text:span text:style-name="T9"> society in marital relations, not less than/ ceremonial precepts lose their validity. <text:s/>Experience/ may have proved them valuable, still, they are simply/ the offspring of a human intellect, hence ine-/-vitably fallible and exposed to mutations in all their bearings./</text:span></text:p>
      <text:p text:style-name="P6"/>
      <text:p text:style-name="P6">[Page 5]</text:p>
      <text:p text:style-name="P3"><text:span text:style-name="T9">But the messenger repeatedly </text:span><text:span text:style-name="T3">assured us</text:span><text:span text:style-name="T9"> gave us his assurance that/ the rules he enjoined issued from the mind of an/ all-comprehending Being and that therefore obedience/ thereto </text:span><text:span text:style-name="T3">constituted the wisdom of</text:span><text:span text:style-name="T9"> would signally distinguish for their intelligence the people </text:span><text:span text:style-name="T3">for whom</text:span><text:span text:style-name="T9"> on whose behalf/ those behests were committed to writing [Hebrew]/ But what a mass of confusion surrounds that subject/ of primary importance! <text:s/>How few they are who have/ learned to distinguish that which is stamped with the/ seal of the Divinity in the wonderful volumes of the/ Scriptures, from that which </text:span><text:span text:style-name="T3">is</text:span><text:span text:style-name="T9"> man's profound meditation/ has produced; the sublime outpourings of hearts panting/ after a kingdom of righteousness from mere historical/ records! <text:s/>That this ignorance is fruitful of/ mischief, needs not be demonstrated. <text:s/></text:span><text:span text:style-name="T3">However</text:span><text:span text:style-name="T9"> Yet, I judge,/ </text:span><text:span text:style-name="T3">however</text:span><text:span text:style-name="T9"> that an association as that which I/ now address, ought to endeavour to rise like a pillar of fire/ illumining the way out of a wilderness/ of erroneous notions. <text:s/>It cannot be/ gainsaid. <text:s/>A spirit of discontent is manifested/ among our </text:span><text:span text:style-name="T10">Hebrew young men</text:span><text:span text:style-name="T9">. <text:s/>Not all are worldly/ and irreverent, </text:span><text:soft-page-break/><text:span text:style-name="T9">as some of their elders appear to think./</text:span></text:p>
      <text:p text:style-name="P6"/>
      <text:p text:style-name="P6">[Page 6]</text:p>
      <text:p text:style-name="P3"><text:span text:style-name="T9">Many wish to winnow the chaff from the/ grain; to separate the irrational ideas of gentilism from the/ sensible teachings of Judaism. <text:s/>They ask for/ help and it should be heartily given, lest their/ intellects be warped by influences potent in/ accomplishing evil. <text:s/>For it is not flippant suf-/-fers and babbling cavillers[sic!] that now breed disbelief./ <text:s/>Those whose literary efforts in our days tend </text:span><text:span text:style-name="T3">need</text:span><text:span text:style-name="T9"> to undermine Mosaism, bring/ to bear on their undertakings a skill which is/ thorough. <text:s/>They are masters of the subjects which/ they place into the crucible of a relentless criticism,/ and they challenge respect for the depth and richness/ of erudition that their works reveal. <text:s/>Since/ the time that the </text:span><text:span text:style-name="T10">Westminster Review</text:span><text:span text:style-name="T9"> and Bishop/ Colenso called the authenticity of the Scriptures into/ question, the danger incurred by our rising gene-/-ration has increased tenfold. <text:s/>Thus, to an English/ speaking people, a scholar and stylist like/ Professor William Robertson Smith is a greater danger than/ a thousand Thomas Paines. <text:s/>But to forcible/ arguments and an incisive diction, a stronger array of/ counter reasons should be invoked and set over against the deniers/</text:span></text:p>
      <text:p text:style-name="P6"/>
      <text:p text:style-name="P6">[Page 7]</text:p>
      <text:p text:style-name="P6">of Pentateuchal authenticity./</text:p>
      <text:p text:style-name="P3"><text:span text:style-name="T9">Had I resolved to request your attention this evening to/ a single topic, I would open in your presence the/ five books of the Torah, and compel internal evidences/ to testify that the son of Amram is their inspired/ author. <text:s/>Historically, I would show that/ only one born and bred in Egypt could have so accurately/ portrayed the manners and practices of her in-/-habitants, as traced throughout Genesis and Exodus./ <text:s/>Linguistically, I </text:span><text:span text:style-name="T3">could</text:span><text:span text:style-name="T9"> might cite Coptic words, disclosing/ a familiarity with terms used in the land of the/ Pharaohs and adopted in the early portions of the Scriptures such as </text:span><text:span text:style-name="T10">Yeor</text:span><text:span text:style-name="T9">/ for the Nile, </text:span><text:span text:style-name="T10">Shesh</text:span><text:span text:style-name="T9"> for fine linea, </text:span><text:span text:style-name="T10">Anoschi</text:span><text:span text:style-name="T9">, for/ the personal pronoun I; even the name of </text:span><text:span text:style-name="T10">Phineas</text:span><text:span text:style-name="T9">/ from Phenix[sic!]--the famous bird that rises from its own ashes, and that </text:span><text:span text:style-name="T3">and</text:span><text:span text:style-name="T9"> of the great lawgiver himself </text:span><text:span text:style-name="T10">Moses</text:span><text:span text:style-name="T9">,/ which by the testimony of Philo Judea, is derived/ from </text:span><text:span text:style-name="T10">Mus</text:span><text:span text:style-name="T9"> water; in the Coptic tongue. <text:s/>I could/ also demonstrate that the minute description of/ the Sinaic Tabernacle and a variety of ordinances connected/ with it and with the journeys of the tribes, would be/ sheer absurdity after the conquest of Palestine, and the/</text:span></text:p>
      <text:p text:style-name="P6"/>
      <text:p text:style-name="P6">[Page 8]</text:p>
      <text:p text:style-name="P3"><text:span text:style-name="T9">building of Solomon's Temple. <text:s/>I could force com-/-mon sense to acknowledge that the large space/ devoted to the sacrificial ritual in three of the five/ books, would not have been given, after our Seers/ and psalmists uttered withering rebukes against a/ multiplicity of burnt-offerings, supplanting the laws/ of morality. <text:s/>I could show that the parting/ benediction which closes the Pentateuch--that magni-/-ficent outburst of fervent love for </text:span><text:span text:style-name="T10">all</text:span><text:span text:style-name="T9"> the tribes, and chiefly that for the descendants/ of Joseph, would read like a ludicrous anomaly/ after Jeroboam of the tribe of Ephraim had led/ the schism which broke up our nation into/ two hostile camps. <text:s/>I should necessarily detain/ you long, but I would summon before your presence/ annalists and prophets; writers anterior to the Babylonian/ exile and authors posterior to that event, and they/ all in one accord of voices </text:span><text:span text:style-name="T10">would</text:span><text:span text:style-name="T9"> declare that the five/ venerable volumes barring a few sentences, proceeded from him whose </text:span><text:span text:style-name="T3">name</text:span><text:span text:style-name="T9"> appellation/ they bear. <text:s/>In the small Bible which I hold/ in my hand, I have marked out for my instruction and/ satisfaction every passage wherein expressions are inter-/-spersed through the nineteen books constituting the rest of/</text:span></text:p>
      <text:p text:style-name="P6"/>
      <text:p text:style-name="P6">[Page 9]</text:p>
      <text:p text:style-name="P3"><text:span text:style-name="T9">the Mikr</text:span><text:span text:style-name="T7">á</text:span><text:span text:style-name="T9">, &amp; which </text:span><text:span text:style-name="T3">evince</text:span><text:span text:style-name="T9"> reveal in their form, in their/ language, in their meaning, the prior existence of the Penta-/-teuch, as </text:span><text:span text:style-name="T3">handed</text:span><text:span text:style-name="T9"> transmitted from high antiquity by/ the faithful servant of his soul-commaning[sic!] Master./ <text:s/>And when to an analysis of those expressions, I should/ add a demonstration </text:span><text:soft-page-break/><text:span text:style-name="T9">of the gradual development of/ the Monotheistic idea as disclosed in the phraseology/ of the various writings of the Scriptures, the conviction/ would force itself into your minds that the Hebrews/ whom </text:span><text:span text:style-name="T3">Hez</text:span><text:span text:style-name="T9"> Ezra and Nehemiah exhorted, were widely/ different in their sentiments from those whom the/ author of the Pentateuch addressed. <text:s/>You would then/ </text:span><text:span text:style-name="T3">acknowledge</text:span><text:span text:style-name="T9"> clearly perceive that to date the Torah from the days/ of the Chaldean captivity is an impossibility, rebutted/ by tangible facts, </text:span><text:span text:style-name="T3">antagonized</text:span><text:span text:style-name="T9"> combatted[sic!] against by the law</text:span><text:span text:style-name="T3">s</text:span><text:span text:style-name="T9"> of/ causes and their effects, </text:span><text:span text:style-name="T3">declared</text:span><text:span text:style-name="T9"> proved false and heretical/ beyond peradventure by our own criterion, not less than by religion./ <text:s/>But you would probably feel that my action imposes too/ great a strain on your attention. <text:s/>I therefore forbear, and/ beg </text:span><text:span text:style-name="T3">have</text:span><text:span text:style-name="T9"> to direct your thoughts to another channel, though it runs/ through the same field which I fain would offer for your/</text:span></text:p>
      <text:p text:style-name="P6"/>
      <text:p text:style-name="P6">[Page 10]</text:p>
      <text:p text:style-name="P6">special cultivation./</text:p>
      <text:p text:style-name="P3"><text:span text:style-name="T9">Those of my hearers who have visited London, must/ have noticed two figures of a colossal dimension. <text:s/>They/ are seen at Guildhall-famous as the spot for installing/ municipal high officials, and for the sumptuous civic/ feasts given in it. <text:s/>The extraordinarily large/ sized statues, claim a history which dates as far back/ as three thousand years; but the hoary age of which/ they boast has spread over them a misty veil--so/ thick did rolling centuries render it, that the skill/ of the ablest </text:span><text:span text:style-name="T3">are</text:span><text:span text:style-name="T9"> artificer would be baffled in trying/ to fling that cover aside. <text:s/>Nor would a successful/ effort prove of any advantage to us. <text:s/>Narratives/ respecting fighting giants, two of whom are ima-/-gined to have been captured alive and chained as/ trophies by the inhabitants of Albion, can have/ no </text:span><text:span text:style-name="T3">special</text:span><text:span text:style-name="T9"> interest to Jews. <text:s/>Still, there is a/ something about the two colossal figures, which must/ excite the attention of a people, that has taken/ into its guardianship the holy books. <text:s/>The/ names which the statutes bear are notably attractive./ <text:s/>I could not discover why they were christened by the/</text:span></text:p>
      <text:p text:style-name="P6"/>
      <text:p text:style-name="P6">[Page 11]</text:p>
      <text:p text:style-name="P3"><text:span text:style-name="T9">old Britons, </text:span><text:span text:style-name="T10">Gog</text:span><text:span text:style-name="T9"> and </text:span><text:span text:style-name="T10">Magog</text:span><text:span text:style-name="T9">. <text:s/>I must/ believe that a thrilling vision of Ezekiel worked upon/ the susceptible minds of the ancients, and allowed/ wide scope to the exaggerations of a heated fancy./</text:span></text:p>
      <text:p text:style-name="P6"><text:tab/>Already in Mishnic times Gog and Magog received/ a dishonored mention [Hebrew]; and in legends scattered throughout/ Rabbinical writings, those two were likewise pictured in hideous colors./ <text:s/>Their prospective looks are said to have appalled prophets and/ psalmists, as the impersonation of what is sorely/ trying to human endurance. <text:s/>My hearers may/ perhaps remember also that volumes held sacred by/ Christians, connect Gog and Magog with stirring events,/ supposed to happen before a last resurrection, and/ Mohammedans too in the Koran have their myths,/ concerning the same mystical objects, under the/ names of Jadjondi and Madjondi./</text:p>
      <text:p text:style-name="P3"><text:span text:style-name="T9">When we turn to the Hebrew Scriptures for some/ accurate information, we find that in the famous/ truth Chapter of Genesis </text:span><text:span text:style-name="T10">Magog</text:span><text:span text:style-name="T9"> was reckoned/ as the second son of Japheth, but Gog has no/ record in the genealogical table therein presented./</text:span></text:p>
      <text:p text:style-name="P6"/>
      <text:p text:style-name="P6">[Page 12]</text:p>
      <text:p text:style-name="P3"><text:span text:style-name="T9"><text:tab/>Ezekiel is the only authority for the use/ of that name, jointly with Magog. <text:s/>In two/ chapters which follow each other immediately,/ the prophet </text:span><text:span text:style-name="T3">describes</text:span><text:span text:style-name="T9"> pictures a mighty nation, whose/ sceptre is weilded[sic!] over a vast quantity of peoples./ <text:s/>She arms them to fight aggressive wars, and they/ move swiftly </text:span><text:span text:style-name="T3">on</text:span><text:span text:style-name="T9"> from a land in the extreme north./ <text:s/>With the violence of a storm they seek to uproot/ all as they proceed, and leave in their train </text:span><text:span text:style-name="T10">devasta-</text:span><text:span text:style-name="T9">/-tion. <text:s/>Those two descriptive chapters in Ezekiel are, in my/ humble opinion, a sequel to the preceding. <text:s/>In this, </text:span><text:span text:style-name="T3">latter</text:span><text:span text:style-name="T9">/ the inspired bard towers high on the wings of prophetic/ genius. <text:s/>He beholds Israel rise from abjection/ and misery to </text:span><text:span text:style-name="T3">elevation</text:span><text:span text:style-name="T9"> honor and happiness. <text:s/>The dried/ bones and withered flesh of the outcasts are reshapen/ into sentient beings, endowed with a spirit vigorous/ and joyoyful[sic!]. <text:s/>Setting the wheel of time into rapid/ motion, </text:span><text:soft-page-break/><text:span text:style-name="T9">Ezekiel beholds the end of his people's/ suffering; a complete fusion of all clashing ele-/-ments in Judaism, and a reign of peace and pro-/-gress in a country of temporal prosperity./</text:span></text:p>
      <text:p text:style-name="P6">But the bright vision of Israel's restoration to liberty/</text:p>
      <text:p text:style-name="P6"/>
      <text:p text:style-name="P6">[Page 13]</text:p>
      <text:p text:style-name="P3"><text:span text:style-name="T9">vanishes momentarily from the prophetic view, to/ give room to another thrillingly fearful. <text:s/>Israel/ is not allowed to abide undisturbed and to recuperate after/ long centuries of soul-deadening oppression. <text:s/>A </text:span><text:span text:style-name="T3">clo</text:span><text:span text:style-name="T9">/ colossal power, grown terrifically strong by having/ subjugated many and diverse nationalities, stretches/ its envious looks from a far reaching land in the/ extreme North, where its dominions lie, to the narrow/ strip of land in Western Asia. <text:s/>That ferocious/ power will not suffer Judea to store away the/ wealth which may flow into her lap from the/ Mediterranean sea and the Suez canal. <text:s/>It will/ gather an army composed of numerous peoples, and/ invade a country repopulated by a nation,/ that wishes to develop her resources in tran-/-quillity. <text:s/>To bedeck itself with the richest/ plunder, it will plan extermination, the wading/ through rivers of human blood. <text:s/>We read thus: (Ezek 38)/ "In the latter years thou wilt come unto the land recovering/ from the sword, and which is gathered together out of/ many peoples, even against the mountains of Israel,/</text:span></text:p>
      <text:p text:style-name="P6"/>
      <text:p text:style-name="P6">[Page 14]</text:p>
      <text:p text:style-name="P6">that have been continually destroyed......../ Thou wilt come like a tempest, like a cloud that/ covers the whole earth, thou and all thy armies/ and the many peoples with thee....to match up/ the spoil and to take away the prey."/</text:p>
      <text:p text:style-name="P3"><text:span text:style-name="T9">I think that if Ezekiel had </text:span><text:span text:style-name="T3">described</text:span><text:span text:style-name="T9"> portrayed only that/ characteristic of the colossal power he saw march/ on from the North, we must have recognized it./ <text:s/>For who has Slaves and Poles, and Tartars and Cossacks/ and Mongols and Turks and Germans and Fins to/ fight her unrighteous battles? <text:s/>Who has such count-/-less diversity of nationalities and languages and/ races, forming the ninety millions of her luckless subjects?/ <text:s/>And who has kept a covetous eye on the high/ road to Syria, since the days of her fiercest iron-willed au-/-tocrat? <text:s/>And who would rejoice to tear Israel out/ of existence? <text:s/>Who but Russia the perfidious, that/ has again and again raised the hopes of the free-/-dom loving, and again and again in lieu of loosening/ the bonds has tightened a galling yoke?--Russia/ the pitiless that sends her own children to be blasted/ by the deadly breath of Siberia. <text:s/>Russia the mistress/</text:span></text:p>
      <text:p text:style-name="P3"><text:span text:style-name="T9"/></text:p>
      <text:p text:style-name="P3"><text:span text:style-name="T9">[Page 15]</text:span></text:p>
      <text:p text:style-name="P3"><text:span text:style-name="T9">of the Greek Church, holding the knout/ over men and women who dare turn their backs upon/ the creeds that she prescribes. <text:s/></text:span><text:span text:style-name="T10">She</text:span><text:span text:style-name="T9"> stood before/ the illumined vision of the Seer who prophesied/ on the shores of Chebar, and he called her by/ name and predicted her final doom. <text:s/>"So says the/ Lord God: Behold I am against thee O Gog, prince/ of Rosh, Meschech and Tubal.....Upon the mount-/-ains of Israel thou shalt fall, even thou and all/ thy armies and the peoples that are with thee." <text:s/>(Ez. 39.)/ <text:s/>You cannot help, to have noticed the close </text:span><text:span text:style-name="T3">if</text:span><text:span text:style-name="T9"> affi-/-nity of sound. <text:s/>Gog is the chief, or Sovereign ruler/ of Rosh. <text:s/>Without any stretch of the imagination,/ or any straining of the text, it will be obviously/ perceived that by </text:span><text:span text:style-name="T10">Rosh</text:span><text:span text:style-name="T9">, Russia is meant. <text:s/>But/ the prophet wishes to be explicit, and he points/ out a section and a leading city in Russia--/ </text:span><text:span text:style-name="T10">Meshech</text:span><text:span text:style-name="T9">, Moscow, the seat of a provincial/ government of that name and a city of primary/ importance; a former capital of </text:span><text:span text:style-name="T3">a</text:span><text:span text:style-name="T9"> world wide/ renown, and still famous for its vast area and/ population; for its fortified walls and lofty towers,/</text:span></text:p>
      <text:p text:style-name="P3"><text:span text:style-name="T9"/></text:p>
      <text:p text:style-name="P3"><text:span text:style-name="T9">[Page 16]</text:span></text:p>
      <text:p text:style-name="P3"><text:span text:style-name="T9">for its extensive manufacturing and commercial/ industry. <text:s/></text:span><text:span text:style-name="T10">Tubal</text:span><text:span text:style-name="T9"> is as country annexed to Rus-/-sia, anciently known as Tibarene, but now as/ Georgia or Transcaucasia. <text:s/>Observe it well./ <text:s/>Ezekiel uses unequivocal language. <text:s/>Magog of/ the 10th chapter of Genesis gave the name/ </text:span><text:span text:style-name="T3">of</text:span><text:span text:style-name="T9"> to the </text:span><text:span text:style-name="T10">country</text:span><text:span text:style-name="T9"> over which Gog has dominion,/ just as Javan mentioned in the same chapter, gave/ his name to the Ionian </text:span><text:soft-page-break/><text:span text:style-name="T9">islands, or Greece, and Mada</text:span><text:span text:style-name="T7">ï</text:span><text:span text:style-name="T9">/ to Media. <text:s/>But Magog the country, as Ezekiel/ styles it "Eretz ha-Magog" is not to be confounded/ with Gog the king. <text:s/>I have read that the/ term </text:span><text:span text:style-name="T10">Magog</text:span><text:span text:style-name="T9"> for some portions of Russia is/ still retained among tribes under her sway, but/ the correctness of that statement I am unable/ to ascertain. <text:s/>Yet, there is one point, on which/ I venture an opinion, though, </text:span><text:span text:style-name="T3">as it</text:span><text:span text:style-name="T9"> lacking the sup-/-port for our authorities, it may be controverted./ <text:s/>I hold that Ezekiel designedly applied to the/ Czars the generic name of Gog. <text:s/>First, because the/ appellation agrees in sound with </text:span><text:span text:style-name="T10">Magog</text:span><text:span text:style-name="T9">, secondly, because both words in Hebrew are capable of/ </text:span></text:p>
      <text:p text:style-name="P3"><text:span text:style-name="T9"/></text:p>
      <text:p text:style-name="P3"><text:span text:style-name="T9">[Page 17]</text:span></text:p>
      <text:p text:style-name="P3"><text:span text:style-name="T9">conveying the idea uppermost in the mind of/ the Seer in his soul-stirring vision, namely, the/ final overthrow of the crushing rule of Russia/ on the hills of Palestine, the </text:span><text:span text:style-name="T10">melting away</text:span><text:span text:style-name="T9"> </text:span><text:span text:style-name="T3">the</text:span><text:span text:style-name="T9">/ [Hebrew] </text:span><text:span text:style-name="T10">Hithmogeg</text:span><text:span text:style-name="T9">, as it were, of that colossal/ power relentlessly inimical to Judaism </text:span><text:span text:style-name="T3">to</text:span><text:span text:style-name="T9"> and/ to human </text:span><text:span text:style-name="T3">liberty</text:span><text:span text:style-name="T9"> progress. <text:s/>When will that longed/ for consummation gladden </text:span><text:span text:style-name="T3">the earth</text:span><text:span text:style-name="T9"> Freedom? <text:s/>When/ will the clanking of the chains shock mankind/ no more, and the song of redeemed millions break/ forth in joyous strains from land to land?/ <text:s/>Narrow is man's horizon; </text:span><text:span text:style-name="T3">human</text:span><text:span text:style-name="T9"> our looks cannot/ stretch beyond a span, but what arose before/ a mind celestially illumined will infallibly/ come to pass. <text:s/>How?...By invisible turns/ in the political wheels. <text:s/>Many have been/ the changes in this wonderful century, and the/ Eastern question </text:span><text:span text:style-name="T3">stands up brea threatingly</text:span><text:span text:style-name="T9"> rises like a spectre at all/ times pointing with a blood stained finger to the plains of the Jordan. <text:s/>Russia is even now arming her motley/ soldiery. <text:s/>Jealous of France is her schemes upon/ Asia, fearful of the ascendency which England/</text:span></text:p>
      <text:p text:style-name="P3"><text:span text:style-name="T9"/></text:p>
      <text:p text:style-name="P3"><text:span text:style-name="T9">[Page 18]</text:span></text:p>
      <text:p text:style-name="P3"><text:span text:style-name="T9">has gained in Africa, suspicious </text:span><text:span text:style-name="T3">of the</text:span><text:span text:style-name="T9">/ </text:span><text:span text:style-name="T3">union</text:span><text:span text:style-name="T9"> of Germany </text:span><text:span text:style-name="T3">and Spain</text:span><text:span text:style-name="T9"> and of her </text:span><text:span text:style-name="T10">extente cordiale</text:span><text:span text:style-name="T9"> with Italy and Spain, the Gog at/ St. Petersburg is massing terrible forces in ad-/-vance of the irrespressible[sic!] conflict. <text:s/>Watch/ and note the results. <text:s/>I shall not under-/-take the impossible attempt of peering into the/ future. <text:s/></text:span><text:span text:style-name="T7">¶</text:span><text:span text:style-name="T9"> </text:span><text:span text:style-name="T3">With your permission I will</text:span><text:span text:style-name="T9"> Permit me again to change/ the scene. <text:s/>As I have set before you Moses/ tracing in ineffaceable lives the dictates of Eternal/ Wisdom, and a prophet of the captivity forecasting/ the issues of the world's Divine rule, I will/ now present a Rabbi for your mental inspection./ <text:s/>To study his character, </text:span><text:span text:style-name="T3">you</text:span><text:span text:style-name="T9"> it will be necessary/ that you accompany me to France. <text:s/>We shall/ not tarry there long./</text:span></text:p>
      <text:p text:style-name="P3"><text:span text:style-name="T9">Before the XV century when Jews had been driven away as a community,/ </text:span><text:span text:style-name="T3">towards the end of the XIV century,</text:span><text:span text:style-name="T9"> from the country/ watered by the Seine and the Loire the Rhine and/ the Garonne two sharply defined lines, divided Rabbinical schools </text:span><text:span text:style-name="T3">were divided there</text:span><text:span text:style-name="T9"> in that part of central Europe./ <text:s/></text:span><text:span text:style-name="T3">into two sharply defined lines.</text:span><text:span text:style-name="T9"> <text:s/>In </text:span><text:span text:style-name="T3">the</text:span><text:span text:style-name="T9"> Southern/ </text:span><text:span text:style-name="T3">of</text:span><text:span text:style-name="T9"> France, the influence of neighbouring Spain/ was very sensibly felt. <text:s/>Provence gave/</text:span></text:p>
      <text:p text:style-name="P3"><text:span text:style-name="T9"/></text:p>
      <text:p text:style-name="P3"><text:span text:style-name="T9">[Page 19]</text:span></text:p>
      <text:p text:style-name="P3"><text:span text:style-name="T9">translators of Arabic works, </text:span><text:span text:style-name="T3">like</text:span><text:span text:style-name="T9"> as the brothers Aben/ Tibbon of Lunel; philosophers as the celebrated/ Gersonides of Bagnoles; poets as the far famed Be-/-drasi of Beziers; Grammarians, commentators and/ lexicographers </text:span><text:span text:style-name="T3">like</text:span><text:span text:style-name="T9"> as the Kimchi-family of Narbonne./ <text:s/>In those days and in most of the cities thus geogra-/-phically situated, the standard of culture was/ borrowed from the schools flourishing under the/ civilization of the Kalifs. <text:s/>For like the Moors, the/ Jews in the Ibernian[sic!] peninsula mostly preferred linguistic/ and speculative sciences to </text:span><text:span text:style-name="T3">casuistical</text:span><text:span text:style-name="T9"> theology and casiustry./ <text:s/>In </text:span><text:span text:style-name="T3">the</text:span><text:span text:style-name="T9"> Northern </text:span><text:span text:style-name="T3">of</text:span><text:span text:style-name="T9"> France, the opposite system pre-/-vailed. <text:s/>The Talmud and kindred writings </text:span><text:span text:style-name="T3">found</text:span><text:span text:style-name="T9">/ formed a chief study, and I scarcely need unfold/ in your presence the roll of honor on which/ the names of Israelites distinguished in such branches,/ are inscribed. <text:s/>One name universally known--that/ of our Isaacides of Troyes, or </text:span><text:span text:style-name="T10">Rashi</text:span><text:span text:style-name="T9">, comprehends all/ in those departments of our literature. <text:s/>For truly no/ man has surpassed him in the knowledge of Tradition-/-alism and in the capacity of facilitating and understanding/</text:span></text:p>
      <text:p text:style-name="P3"><text:soft-page-break/><text:span text:style-name="T9"/></text:p>
      <text:p text:style-name="P3"><text:span text:style-name="T9">[Page 20]</text:span></text:p>
      <text:p text:style-name="P3"><text:span text:style-name="T9">thereof to students of every generation./ <text:s/>That illustrious French Rabbi of the XI century, whom/ nature did not allow to perpetuate his learning/ by means of male descendants, bequeathed it to us,/ through his daughters' sons. <text:s/>Of the child of/ his elder, Miriam, little has been left in writing,/ but the three children of Jochebed the younger have enriched/ our literature </text:span><text:span text:style-name="T3">with</text:span><text:span text:style-name="T9"> by their </text:span><text:span text:style-name="T3">active</text:span><text:span text:style-name="T9"> steadfast exertions. <text:s/>Samuel/ and Jacob exceeded their </text:span><text:span text:style-name="T3">oldest</text:span><text:span text:style-name="T9"> brother Isaac, because/ they joined to a most extensive Talmudical eru-/-dition a familiarity with the linguistic and poetical/ </text:span><text:span text:style-name="T3">abilities</text:span><text:span text:style-name="T9"> style of their countrymen and coreligionists of/ </text:span><text:span text:style-name="T10">Southern</text:span><text:span text:style-name="T9"> France. <text:s/>What chiefly attracted my/ attention </text:span><text:span text:style-name="T3">most chiefly</text:span><text:span text:style-name="T9"> in the course of my reading is/ not, however, the qualities of the mind I profoundly admired </text:span><text:span text:style-name="T3">but</text:span><text:span text:style-name="T9"> the/ traits of the heart of Rashi's grandsons. <text:s/>Not/ inappropriately has the name of the youngest come/ down to posterity with the epithet of "Rabbenu/ Tam" or, Our teacher the upright; for he inherited/ in a superlative degree the modesty and piety which/ signalized his </text:span><text:span text:style-name="T3">gra</text:span><text:span text:style-name="T9"> maternal grand parent. <text:s/>It is/ of him that I purpose briefly to speak./</text:span></text:p>
      <text:p text:style-name="P3"><text:span text:style-name="T9"/></text:p>
      <text:p text:style-name="P3"><text:span text:style-name="T9">[Page 21]</text:span></text:p>
      <text:p text:style-name="P3"><text:span text:style-name="T9">One of his contemporaries was </text:span><text:span text:style-name="T3">Aben Ezra</text:span><text:span text:style-name="T9"> the/ famous Abraham Aben Ezra. <text:s/>All have heard of/ that </text:span><text:span text:style-name="T3">great man of Toledo.</text:span><text:span text:style-name="T9"> prolific author. <text:s/>He had gone deeply/ into all the sciences cultivated in his age. <text:s/>He had/ written learnedly and </text:span><text:span text:style-name="T3">vastly</text:span><text:span text:style-name="T9"> uniquely in </text:span><text:span text:style-name="T3">diction</text:span><text:span text:style-name="T9"> terseness of diction upon a variety of/ subjects, and his commentaries </text:span><text:span text:style-name="T3">to</text:span><text:span text:style-name="T9"> on the Scriptures rank-/-ed preeminently among people who could appre-/-ciate the author's </text:span><text:span text:style-name="T3">concise and deeply</text:span><text:span text:style-name="T9"> strikingly suggestive/ language. <text:s/>But versatile and superior as </text:span><text:span text:style-name="T3">his</text:span><text:span text:style-name="T9"> the abi-/-lities of that Spanish Jew certainly were, he appear-/-ed to have prided himself particularly on his poetical vein./ <text:s/>Not however, because wealth flowed from it, for Aben Ezra illus-/-trated to the letter the sentence of Ecclesiastes "I/ have again seen that...not (always) have the wise/ bread or the intelligent riches." <text:s/>The life of that He-/-brew poet was an unenviable one. <text:s/>Either through/ a fondness for changes of scene, or by reason of a/ restless disposition, he </text:span><text:span text:style-name="T3">was</text:span><text:span text:style-name="T9"> continued unsettled to the end, and in straight-/-end circumstances. <text:s/></text:span><text:span text:style-name="T3">He has left us an elegy</text:span><text:span text:style-name="T9">/ </text:span><text:span text:style-name="T3">upon his fate</text:span><text:span text:style-name="T9"> In a lengthy poem of </text:span><text:span text:style-name="T3">flowing</text:span><text:span text:style-name="T9"> smooth/ rhymes, he has left us an elegy upon his fate. <text:s/>He writes:/</text:span></text:p>
      <text:p text:style-name="P3"><text:span text:style-name="T9"/></text:p>
      <text:p text:style-name="P3"><text:span text:style-name="T9">[Page 22]</text:span></text:p>
      <text:p text:style-name="P3"><text:span text:style-name="T9">"I lost my vigour in my long wanderings. <text:s/>Per-/-plexed are now my thoughts; my mouth and my tongue/ refuse their office. <text:s/>I would once weave such/ songs as would adorn the Hebrews like jewelled[sic!] chains/ upon fair necks. <text:s/>Wheresoever I would wend my/ steps my pen traced lines like a mirror brilliantly/ transparent. <text:s/>At my nod mountains bent, and/ on their heights, my swift thoughts rushed with the/ speed of lightnings." <text:s/>And after having drawn a/ </text:span><text:span text:style-name="T3">glowing</text:span><text:span text:style-name="T9"> mournful contrast between the success which had/ formerly attended his efforts, and the </text:span><text:span text:style-name="T3">humiliation</text:span><text:span text:style-name="T9"> debasement/ which he then fancied to experience</text:span><text:span text:style-name="T3">d</text:span><text:span text:style-name="T9">, the poet hurls his shafts/ at countries whose inhabitants could not value/ the learning of men reared in the schools that/ flourished in </text:span><text:span text:style-name="T3">Arabic</text:span><text:span text:style-name="T9"> Moorish Spain. <text:s/>He so complains:/ "In the domains of Christians no honor will he receive/ who saw the light first in </text:span><text:span text:style-name="T3">Moorish</text:span><text:span text:style-name="T9"> Arabic Spain. <text:s/>People/ hiss and hoot at us. <text:s/>But, if a pigmy from the </text:span><text:span text:style-name="T3">Grecian Ionian</text:span><text:span text:style-name="T9"> Grecian/ isles arrives in their midst with </text:span><text:span text:style-name="T3">a muttering of Greece</text:span><text:span text:style-name="T9"> little learning he is lifted on men's should-/-ers and looked up to as if he were a giant."/</text:span></text:p>
      <text:p text:style-name="P3"><text:span text:style-name="T9"/></text:p>
      <text:p text:style-name="P3"><text:span text:style-name="T9">[Page 23]</text:span></text:p>
      <text:p text:style-name="P3"><text:span text:style-name="T9"><text:tab/>It will not surprise any that a man hold-/-ing so exalted an opinion of his own confessedly sterling/ merits; that a man ascribing to his native land literary/ supremacy, should turn away with contempt from the/ productions of a Rabbinist in Northern France./ <text:s/>Abraham Aben Ezra heard that the grandson of Rashi-/Jacob of Ramera in the province of Champagne--tried his/ hand at rhymes. <text:s/>With more piquancy than/ courtesy he sent the Rabbi a Hebrew note. <text:s/>It read/ so: "Who has allowed a </text:span><text:soft-page-break/><text:span text:style-name="T9">Frenchman admission into/ the temple of the Muses; how dares a stranger tread/ on ground consecrated unto Poesy? <text:s/>Were the song of/ Jacob sweet as the manna to the taste, </text:span><text:span text:style-name="T10">I</text:span><text:span text:style-name="T9"> shall be/ the sun at whose burning rays it will melt away."/ <text:s/>Haughty was the epistle; beautiful was the answer in/ its lowliness. <text:s/>I very much regret the inadequacy/ of an English translation to present the peculiar word-/-ing of the original. <text:s/>It substantially said: "Let/ Aben Ezra my superior dismiss the suspicion that I/ </text:span><text:span text:style-name="T3">dare</text:span><text:span text:style-name="T9"> presume to deem myself his equal. <text:s/>I am but a submissive/ servant to Abraham, and bend the knee and/ bow before his learning."/</text:span></text:p>
      <text:p text:style-name="P3"><text:span text:style-name="T9"/></text:p>
      <text:p text:style-name="P3"><text:span text:style-name="T9">[Page 24]</text:span></text:p>
      <text:p text:style-name="P3"><text:span text:style-name="T9">The great, but haughty, Spaniard was conquered by the/ extreme humility of the Frenchman, and he traced/ these lines as an </text:span><text:span text:style-name="T10">amende honoerable</text:span><text:span text:style-name="T9">. <text:s/>"Ought one/ so </text:span><text:span text:style-name="T3">loftily</text:span><text:span text:style-name="T9"> high stationed; a spiritual shepherd of God's flock,/ to lower himself </text:span><text:span text:style-name="T3">to write to</text:span><text:span text:style-name="T9"> and address one so vulgar as myself?/ <text:s/>Never should the angel of the Lord prostrate fall/ before Balaam." <text:s/>You easily perceive the/ </text:span><text:span text:style-name="T3">meaning</text:span><text:span text:style-name="T9"> drift of the epigram. <text:s/>Aben Ezra repenting of an/ act unworthy of a descendant of the father of our race, whose name he bore,/ compared himself to the boastful soothsayer of/ Mesopotamia. <text:s/>He recalled the saying of Israel's/ Sages that in the school of Abraham a generous/ spirit, chaste thoughts and meekness have their training,/ while in that of Balak's prophet the opposite/ </text:span><text:span text:style-name="T3">qualities are instilled.</text:span><text:span text:style-name="T9"> dispositions obtain a culture. <text:s/>The former represents to Rabbinism </text:span><text:span text:style-name="T3">profoundly</text:span><text:span text:style-name="T9"> the latter Grecianism, For[sic!] </text:span><text:span text:style-name="T3">highly</text:span><text:span text:style-name="T9"> greatly esteemed as/ learning is in the sight of our preceptors; invaluable/ as knowledge has been declared </text:span><text:span text:style-name="T3">by</text:span><text:span text:style-name="T9"> in their impartings, still/ the maxims and apothegms that run through the/ writings of the Rabbis are a golden </text:span><text:span text:style-name="T3">crown</text:span><text:span text:style-name="T9"> diadem to/ social virtues. <text:s/>"The pilth of wisdom is withdrawing/ from evil and performing righteous deeds" [Hebrew]/</text:span></text:p>
      <text:p text:style-name="P3"><text:span text:style-name="T9"/></text:p>
      <text:p text:style-name="P3"><text:span text:style-name="T9">[Page 25]</text:span></text:p>
      <text:p text:style-name="P3"><text:span text:style-name="T9"><text:tab/>I shall not suffer my talk to </text:span><text:span text:style-name="T10">degenerate</text:span><text:span text:style-name="T9"> into a/ sermon, but with the "Young Men's Hebrew Association"/ that have patiently listened, I may assume the place/ of mentor. <text:s/>Hitherto this organization has accomplish-/-ed little in its endeavours to illustrate its appellation by wise deeds./ <text:s/>It must redouble its efforts. <text:s/>It must aid the Sy-/-nagogue in the preservation of the traditions which/ have prevented an approximation to gentilism. <text:s/>It must/ aid in the </text:span><text:span text:style-name="T3">preservation</text:span><text:span text:style-name="T9"> perpetuation of the sacred language, which/ has knit together the dismembered limbs of our na-/-tional body. <text:s/>It must aid educational establish-/-ments, where our children obtain an understanding/ of their duties as Israelites, and as citizens of a country/ which has recognized our manhood. <text:s/>It must aid/ the </text:span><text:span text:style-name="T10">Alliance Israelite Universelle</text:span><text:span text:style-name="T9"> </text:span><text:span text:style-name="T3">in its</text:span><text:span text:style-name="T9"> and kindred associations in their herculean/ task to change our brethren in the Orient from ignorant/ and grovelling clans into enlightened and self respecting/ communities. <text:s/>Those are the engines with which to/ raise the standard of Judaism loftily. <text:s/>May/ you Ladies and Gentlemen lend those engines an impulse, which will become/ potent and lastingly effectiv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4:52:49.64</meta:creation-date>
    <dc:date>2013-01-17T12:27:10.86</dc:date>
    <meta:editing-duration>PT1H19M4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9" meta:paragraph-count="119" meta:word-count="4884" meta:character-count="30270"/>
  </office:meta>
</office:document-meta>
</file>